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8cm" fo:min-width="1.98cm"/>
      <style:paragraph-properties style:writing-mode="lr-tb"/>
    </style:style>
    <style:style style:name="gr2" style:family="graphic" style:parent-style-name="standard">
      <style:graphic-properties svg:stroke-color="#ff0000" draw:textarea-horizontal-align="justify" draw:textarea-vertical-align="middle" draw:auto-grow-height="false" fo:min-height="1cm" fo:min-width="4cm"/>
      <style:paragraph-properties style:writing-mode="lr-tb"/>
    </style:style>
    <style:style style:name="gr3" style:family="graphic" style:parent-style-name="standard">
      <style:graphic-properties svg:stroke-color="#ff0000" draw:textarea-horizontal-align="justify" draw:textarea-vertical-align="middle" draw:auto-grow-height="false" fo:min-height="1.15cm" fo:min-width="4.75cm"/>
      <style:paragraph-properties style:writing-mode="lr-tb"/>
    </style:style>
    <style:style style:name="gr4" style:family="graphic" style:parent-style-name="standard">
      <style:graphic-properties svg:stroke-color="#ff0000" draw:textarea-horizontal-align="justify" draw:textarea-vertical-align="middle" draw:auto-grow-height="false" fo:min-height="0.876cm" fo:min-width="3.876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svg:stroke-color="#ff0000" draw:marker-end="Arrowheads_20_3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dash" draw:stroke-dash="Dash" svg:stroke-width="0.02cm" svg:stroke-color="#000000" draw:marker-start-width="0.24cm" draw:marker-end-width="0.24cm" draw:textarea-horizontal-align="justify" draw:textarea-vertical-align="middle" draw:auto-grow-height="false" fo:min-height="7cm" fo:min-width="9.25cm" fo:padding-top="0.11cm" fo:padding-bottom="0.11cm" fo:padding-left="0.235cm" fo:padding-right="0.235cm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5cm" svg:height="0.75cm" svg:x="3.425cm" svg:y="0.375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2.75cm" svg:height="0.75cm" svg:x="3.425cm" svg:y="8.775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4.5cm" svg:height="1.25cm" svg:x="2.55cm" svg:y="1.755cm">
          <text:p text:style-name="P2">Escolhe novo n no conjun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5.25cm" svg:height="1.4cm" svg:x="2.175cm" svg:y="3.85cm">
          <text:p text:style-name="P2">res = (n%2 == 0)</text:p>
          <text:p text:style-name="P2">print(f’{n} é par?’, res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" draw:id="id4" draw:layer="layout" svg:width="8.75cm" svg:height="2.25cm" svg:x="0.425cm" svg:y="5.805cm">
          <text:p text:style-name="P2">Todos os elementos já foram escolhido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3" draw:layer="layout" draw:type="line" svg:x1="4.8cm" svg:y1="1.125cm" svg:x2="4.8cm" svg:y2="1.755cm" draw:start-shape="id1" draw:start-glue-point="6" draw:end-shape="id2" draw:end-glue-point="4" svg:d="M4800 1125v630" svg:viewBox="0 0 1 631">
          <text:p/>
        </draw:connector>
        <draw:connector draw:style-name="gr6" draw:text-style-name="P3" draw:layer="layout" draw:type="line" svg:x1="4.8cm" svg:y1="3.005cm" svg:x2="4.8cm" svg:y2="3.85cm" draw:start-shape="id2" draw:start-glue-point="6" draw:end-shape="id3" draw:end-glue-point="4" svg:d="M4800 3005v845" svg:viewBox="0 0 1 846">
          <text:p/>
        </draw:connector>
        <draw:connector draw:style-name="gr7" draw:text-style-name="P3" draw:layer="layout" draw:type="line" svg:x1="4.8cm" svg:y1="5.25cm" svg:x2="4.8cm" svg:y2="5.805cm" draw:start-shape="id3" draw:start-glue-point="6" draw:end-shape="id4" draw:end-glue-point="4" svg:d="M4800 5250v555" svg:viewBox="0 0 1 556">
          <text:p/>
        </draw:connector>
        <draw:connector draw:style-name="gr8" draw:text-style-name="P3" draw:layer="layout" svg:x1="9.175cm" svg:y1="6.93cm" svg:x2="7.05cm" svg:y2="2.38cm" draw:start-shape="id4" draw:start-glue-point="7" draw:end-shape="id2" draw:end-glue-point="7" svg:d="M9175 6930h526v-4550h-2651" svg:viewBox="0 0 2652 4551">
          <text:p/>
        </draw:connector>
        <draw:connector draw:style-name="gr9" draw:text-style-name="P3" draw:layer="layout" draw:type="line" svg:x1="4.8cm" svg:y1="8.055cm" svg:x2="4.8cm" svg:y2="8.775cm" draw:start-shape="id4" draw:start-glue-point="6" draw:end-shape="id5" draw:end-glue-point="4" svg:d="M4800 8055v720" svg:viewBox="0 0 1 721">
          <text:p/>
        </draw:connector>
        <draw:frame draw:style-name="gr10" draw:text-style-name="P4" draw:layer="layout" svg:width="1.23cm" svg:height="0.852cm" svg:x="4.67cm" svg:y="7.75cm">
          <draw:text-box>
            <text:p>Sim</text:p>
          </draw:text-box>
        </draw:frame>
        <draw:frame draw:style-name="gr10" draw:text-style-name="P4" draw:layer="layout" svg:width="1.26cm" svg:height="0.852cm" svg:x="8.57cm" svg:y="6.15cm">
          <draw:text-box>
            <text:p>Não</text:p>
          </draw:text-box>
        </draw:frame>
        <draw:custom-shape draw:style-name="gr11" draw:text-style-name="P2" draw:layer="layout" svg:width="9.75cm" svg:height="7.25cm" svg:x="0.1cm" svg:y="1.25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018cm" svg:height="0.852cm" svg:x="-0.05cm" svg:y="1.05cm">
          <draw:text-box>
            <text:p>fo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3-06-17T15:09:29.726126982</dc:date>
    <meta:editing-duration>PT1H11M27S</meta:editing-duration>
    <meta:editing-cycles>19</meta:editing-cycles>
    <meta:generator>LibreOffice/7.3.7.2$Linux_X86_64 LibreOffice_project/30$Build-2</meta:generator>
    <meta:document-statistic meta:object-count="14"/>
  </office:meta>
</office:document-meta>
</file>